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5b6a" officeooo:paragraph-rsid="00115b6a"/>
    </style:style>
    <style:style style:name="P2" style:family="paragraph" style:parent-style-name="Standard">
      <style:text-properties officeooo:rsid="00130e58" officeooo:paragraph-rsid="00130e58"/>
    </style:style>
    <style:style style:name="P3" style:family="paragraph" style:parent-style-name="Standard">
      <style:text-properties officeooo:rsid="00130e58" officeooo:paragraph-rsid="00142a32"/>
    </style:style>
    <style:style style:name="P4" style:family="paragraph" style:parent-style-name="Standard">
      <style:text-properties officeooo:rsid="00142a32" officeooo:paragraph-rsid="00142a32"/>
    </style:style>
    <style:style style:name="P5" style:family="paragraph" style:parent-style-name="Standard">
      <style:text-properties officeooo:rsid="0014a1c5" officeooo:paragraph-rsid="0014a1c5"/>
    </style:style>
    <style:style style:name="P6" style:family="paragraph" style:parent-style-name="Standard">
      <style:text-properties officeooo:rsid="00167ff1" officeooo:paragraph-rsid="00167ff1"/>
    </style:style>
    <style:style style:name="P7" style:family="paragraph" style:parent-style-name="Standard">
      <style:text-properties officeooo:rsid="00168469" officeooo:paragraph-rsid="00168469"/>
    </style:style>
    <style:style style:name="P8" style:family="paragraph" style:parent-style-name="Standard">
      <style:text-properties officeooo:rsid="00179380" officeooo:paragraph-rsid="00179380"/>
    </style:style>
    <style:style style:name="P9" style:family="paragraph" style:parent-style-name="Standard">
      <style:text-properties officeooo:rsid="0017e3b3" officeooo:paragraph-rsid="0017e3b3"/>
    </style:style>
    <style:style style:name="P10" style:family="paragraph" style:parent-style-name="Standard">
      <style:text-properties officeooo:rsid="00181560" officeooo:paragraph-rsid="00181560"/>
    </style:style>
    <style:style style:name="P11" style:family="paragraph" style:parent-style-name="Standard">
      <style:text-properties officeooo:rsid="0018b8bc" officeooo:paragraph-rsid="0018b8bc"/>
    </style:style>
    <style:style style:name="P12" style:family="paragraph" style:parent-style-name="Standard">
      <style:text-properties officeooo:rsid="001a9838" officeooo:paragraph-rsid="001a9838"/>
    </style:style>
    <style:style style:name="P13" style:family="paragraph" style:parent-style-name="Standard">
      <style:text-properties officeooo:rsid="001bb450" officeooo:paragraph-rsid="001bb450"/>
    </style:style>
    <style:style style:name="P14" style:family="paragraph" style:parent-style-name="Standard">
      <style:text-properties officeooo:rsid="001bfde9" officeooo:paragraph-rsid="001bfde9"/>
    </style:style>
    <style:style style:name="P15" style:family="paragraph" style:parent-style-name="Standard">
      <style:text-properties officeooo:rsid="001d0412" officeooo:paragraph-rsid="001d0412"/>
    </style:style>
    <style:style style:name="P16" style:family="paragraph" style:parent-style-name="Standard">
      <style:text-properties officeooo:rsid="001d98cc" officeooo:paragraph-rsid="001d98cc"/>
    </style:style>
    <style:style style:name="P17" style:family="paragraph" style:parent-style-name="Standard">
      <style:text-properties officeooo:rsid="001f8c44" officeooo:paragraph-rsid="001f8c44"/>
    </style:style>
    <style:style style:name="T1" style:family="text">
      <style:text-properties officeooo:rsid="0014a1c5"/>
    </style:style>
    <style:style style:name="T2" style:family="text">
      <style:text-properties officeooo:rsid="00167ff1"/>
    </style:style>
    <style:style style:name="T3" style:family="text">
      <style:text-properties officeooo:rsid="00168469"/>
    </style:style>
    <style:style style:name="T4" style:family="text">
      <style:text-properties officeooo:rsid="00189911"/>
    </style:style>
    <style:style style:name="T5" style:family="text">
      <style:text-properties officeooo:rsid="001bb450"/>
    </style:style>
    <style:style style:name="T6" style:family="text">
      <style:text-properties fo:color="#c9211e" loext:opacity="100%"/>
    </style:style>
    <style:style style:name="T7" style:family="text">
      <style:text-properties officeooo:rsid="001d98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ntis Kickstarter</text:p>
      <text:p text:style-name="P1"/>
      <text:p text:style-name="P1"/>
      <text:p text:style-name="P1"/>
      <text:p text:style-name="P1"/>
      <text:p text:style-name="P2">spread brand <text:s/>avarness spread message</text:p>
      <text:p text:style-name="P2"/>
      <text:h text:style-name="Heading_20_1" text:outline-level="1">video </text:h>
      <text:p text:style-name="P3"/>
      <text:p text:style-name="P3">140% more money</text:p>
      <text:p text:style-name="P2"/>
      <text:p text:style-name="P2">2 3 minutes shorter better</text:p>
      <text:p text:style-name="P2">more important, its engaging <text:span text:style-name="T1">(authentic intimate)</text:span></text:p>
      <text:p text:style-name="P2">not selling or begging – </text:p>
      <text:p text:style-name="P2">rather you want to explain waht you re trying to accomplish</text:p>
      <text:p text:style-name="P4">how much your trying to raise</text:p>
      <text:p text:style-name="P4">what can people get in return </text:p>
      <text:p text:style-name="P4">and why should they get involved</text:p>
      <text:p text:style-name="P9">this is me, this is what im doing</text:p>
      <text:p text:style-name="P9">people care as much about the story as much as they care about just giving you money</text:p>
      <text:p text:style-name="P9">(Vertrauen)</text:p>
      <text:p text:style-name="P2"/>
      <text:p text:style-name="P2"/>
      <text:h text:style-name="Heading_20_1" text:outline-level="1"><text:span text:style-name="T4">CROWD</text:span> funding</text:h>
      <text:p text:style-name="P2"/>
      <text:p text:style-name="P9">When people talk about it, they kept emphasizing the funding part</text:p>
      <text:p text:style-name="P9"/>
      <text:p text:style-name="P10">people at kickstarter talekd us into shifting that and focusing <text:span text:style-name="T4">on the word crowd</text:span></text:p>
      <text:p text:style-name="P12">the funding will happen. what you gotta do is build the crowd.</text:p>
      <text:p text:style-name="P12">You can’t start a KS project an expect that strangers will start throwing money away.</text:p>
      <text:p text:style-name="P12">So, how do you get the word out?</text:p>
      <text:p text:style-name="P12">Spend a lot of time building an audience – <text:span text:style-name="T5">1700 followers on indy mogul</text:span></text:p>
      <text:p text:style-name="P13">can I raise an audiance</text:p>
      <text:p text:style-name="P14"/>
      <text:p text:style-name="P14"/>
      <text:p text:style-name="P14">its all about beeing content and not beeing about informacial</text:p>
      <text:p text:style-name="P15">literally <text:span text:style-name="T6">email every blog</text:span> with any size or magnitude</text:p>
      <text:p text:style-name="P15">map 700 in the indie puzzle game <text:span text:style-name="T7">blogs or media outlets</text:span></text:p>
      <text:p text:style-name="P16">reach out „I like to guest contribute“ talk about Pentis</text:p>
      <text:p text:style-name="P12"/>
      <text:p text:style-name="P17">How it was „Thats just another Tetris“</text:p>
      <text:p text:style-name="P17">How it went „ Im never getting my wife back“</text:p>
      <text:p text:style-name="P2"/>
      <text:h text:style-name="Heading_20_1" text:outline-level="1">Story</text:h>
      <text:p text:style-name="P2"/>
      <text:p text:style-name="P5">Hello, my name is Martin. </text:p>
      <text:p text:style-name="P5"><text:soft-page-break/>After programming my second game Pentis <text:span text:style-name="T3">Version 0.6.9</text:span> in 15 weeks. People are playing it, saing it is addicting and competing in the pentis Rankings.</text:p>
      <text:p text:style-name="P5">My goal now is to extend Pentis with a team mode. Choosable in the main menu.</text:p>
      <text:p text:style-name="P5">For example you have two teams: Fungies and Grapefruits. Both teams have three members:</text:p>
      <text:p text:style-name="P5">bunbun <text:span text:style-name="T2">F</text:span>rothy and <text:span text:style-name="T2">Binkohazard</text:span></text:p>
      <text:p text:style-name="P6">Willem Default, Maria.M and Samy</text:p>
      <text:p text:style-name="P7">They all play for themselves, but their individual scores are beeing aggregated in their teams scores.</text:p>
      <text:p text:style-name="P7">All individual member scores as well as both teams scores will be displayed on every players screen and updated every ten seconds. </text:p>
      <text:p text:style-name="P8">Of course, the team wih the higher team score wins.</text:p>
      <text:p text:style-name="P8"/>
      <text:p text:style-name="P11">When you ask yourself, if this Pentis team mode is really gonna be fun. I would say this is approximatly the same question I had, when I was starting to code Pentis: Is a Tetris game with pentominoes instead of tetrominoes really fun? After getting a Yes for the first question I am am also going for a Yes for the second question.</text:p>
      <text:p text:style-name="P11"/>
      <text:p text:style-name="P11"/>
      <text:p text:style-name="P8"/>
      <text:p text:style-name="P5"/>
      <text:p text:style-name="P5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4T10:39:25.989000000</meta:creation-date>
    <dc:date>2023-05-14T12:22:48.200000000</dc:date>
    <meta:editing-duration>PT58M15S</meta:editing-duration>
    <meta:editing-cycles>15</meta:editing-cycles>
    <meta:generator>LibreOffice/7.4.6.2$Windows_X86_64 LibreOffice_project/5b1f5509c2decdade7fda905e3e1429a67acd63d</meta:generator>
    <meta:document-statistic meta:table-count="0" meta:image-count="0" meta:object-count="0" meta:page-count="2" meta:paragraph-count="39" meta:word-count="399" meta:character-count="2213" meta:non-whitespace-character-count="1845"/>
  </office:meta>
</office:document-meta>
</file>